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0.8623481781377" calcext:value-type="float">
            <text:p>10.8623481781377</text:p>
          </table:table-cell>
          <table:table-cell table:style-name="ce22" table:formula="of:=[Master.B22]/[Master.C22]" office:value-type="float" office:value="4.38461538461539" calcext:value-type="float">
            <text:p>4.38461538461539</text:p>
          </table:table-cell>
          <table:table-cell table:style-name="ce22" table:formula="of:=[Master.D22]/[Master.B22]" office:value-type="float" office:value="2.47737765466297" calcext:value-type="float">
            <text:p>2.47737765466297</text:p>
          </table:table-cell>
          <table:table-cell table:style-name="ce22" table:formula="of:=[Master.B22]/[Master.D22]" office:value-type="float" office:value="0.403652627655609" calcext:value-type="float">
            <text:p>0.403652627655609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0 minutes" calcext:value-type="string">
            <text:p>10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11]" office:value-type="float" office:value="16" calcext:value-type="float">
            <text:p>16</text:p>
          </table:table-cell>
          <table:table-cell table:style-name="ce20" table:formula="of:=IFERROR([$DailyData.$CB$11]; 0)" office:value-type="float" office:value="8" calcext:value-type="float">
            <text:p>8</text:p>
          </table:table-cell>
          <table:table-cell table:style-name="ce19" table:formula="of:=[$DailyData.CE11]"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23]" office:value-type="float" office:value="129" calcext:value-type="float">
            <text:p>129</text:p>
          </table:table-cell>
          <table:table-cell table:style-name="ce20" table:formula="of:=IFERROR([$DailyData.$CI$23]; 0)" office:value-type="float" office:value="31" calcext:value-type="float">
            <text:p>31</text:p>
          </table:table-cell>
          <table:table-cell table:style-name="ce19" table:formula="of:=[$DailyData.CL23]" office:value-type="float" office:value="374" calcext:value-type="float">
            <text:p>37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<text:a xlink:href="#DailyData.CO1" xlink:type="simple">November 23rd</text:a></text:p>
          </table:table-cell>
          <table:table-cell table:style-name="ce19" table:formula="of:=[$DailyData.CO5]" office:value-type="float" office:value="0" calcext:value-type="float">
            <text:p>0</text:p>
          </table:table-cell>
          <table:table-cell table:style-name="ce20" table:formula="of:=IFERROR([$DailyData.$CP$5]; 0)" office:value-type="float" office:value="0" calcext:value-type="float">
            <text:p>0</text:p>
          </table:table-cell>
          <table:table-cell table:style-name="ce19" table:formula="of:=[$DailyData.CS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V1" xlink:type="simple">November 24th</text:a></text:p>
          </table:table-cell>
          <table:table-cell table:style-name="ce19" table:formula="of:=[$DailyData.CV5]" office:value-type="float" office:value="0" calcext:value-type="float">
            <text:p>0</text:p>
          </table:table-cell>
          <table:table-cell table:style-name="ce20" table:formula="of:=IFERROR([$DailyData.$CW$5]; 0)" office:value-type="float" office:value="0" calcext:value-type="float">
            <text:p>0</text:p>
          </table:table-cell>
          <table:table-cell table:style-name="ce19" table:formula="of:=[$DailyData.CZ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C1" xlink:type="simple">November 25th</text:a></text:p>
          </table:table-cell>
          <table:table-cell table:style-name="ce19" table:formula="of:=[$DailyData.DC5]" office:value-type="float" office:value="0" calcext:value-type="float">
            <text:p>0</text:p>
          </table:table-cell>
          <table:table-cell table:style-name="ce20" table:formula="of:=IFERROR([$DailyData.$DD$5]; 0)" office:value-type="float" office:value="0" calcext:value-type="float">
            <text:p>0</text:p>
          </table:table-cell>
          <table:table-cell table:style-name="ce19" table:formula="of:=[$DailyData.DG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J1" xlink:type="simple">November 26th</text:a></text:p>
          </table:table-cell>
          <table:table-cell table:style-name="ce19" table:formula="of:=[$DailyData.DJ5]" office:value-type="float" office:value="0" calcext:value-type="float">
            <text:p>0</text:p>
          </table:table-cell>
          <table:table-cell table:style-name="ce20" table:formula="of:=IFERROR([$DailyData.$DK$5]; 0)" office:value-type="float" office:value="0" calcext:value-type="float">
            <text:p>0</text:p>
          </table:table-cell>
          <table:table-cell table:style-name="ce19" table:formula="of:=[$DailyData.DN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3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1083" calcext:value-type="float">
            <text:p>1083</text:p>
          </table:table-cell>
          <table:table-cell table:style-name="ce17" table:formula="of:=SUM([Master.C2:.C21])" office:value-type="float" office:value="247" calcext:value-type="float">
            <text:p>247</text:p>
          </table:table-cell>
          <table:table-cell table:style-name="ce17" table:formula="of:=SUM([Master.D2:.D13])" office:value-type="float" office:value="2683" calcext:value-type="float">
            <text:p>268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44 hours  43 minutes" calcext:value-type="string">
            <text:p>44 hours <text:s/>43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number-columns-repeated="16266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3<text:span text:style-name="T1">rd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4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6<text:span text:style-name="T1">th</text:span></text:p>
          </table:table-cell>
          <table:covered-table-cell table:number-columns-repeated="4" table:style-name="ce8"/>
          <table:table-cell table:style-name="Default" table:number-columns-repeated="16266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3]=2; 1; [DailyData.CA3]=6; 2; [DailyData.CA3]=14; 3; [DailyData.CA3]=25; 3); 0)" office:value-type="float" office:value="1" calcext:value-type="float">
            <text:p>1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753" calcext:value-type="float">
            <text:p>1753</text:p>
          </table:table-cell>
          <table:table-cell table:style-name="ce19" table:formula="of:=(INT([DailyData.CD3]/100)*60 + MOD([DailyData.CD3];100)) - (INT([DailyData.CC3]/100)*60 + MOD([DailyData.CC3];100)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3]=2; 1; [DailyData.CH3]=6; 2; [DailyData.CH3]=14; 3; [DailyData.CH3]=25; 3); 0)" office:value-type="float" office:value="2" calcext:value-type="float">
            <text:p>2</text:p>
          </table:table-cell>
          <table:table-cell table:style-name="ce19" office:value-type="float" office:value="1055" calcext:value-type="float">
            <text:p>1055</text:p>
          </table:table-cell>
          <table:table-cell table:style-name="ce19" office:value-type="float" office:value="1309" calcext:value-type="float">
            <text:p>1309</text:p>
          </table:table-cell>
          <table:table-cell table:style-name="ce19" table:formula="of:=(INT([DailyData.CK3]/100)*60 + MOD([DailyData.CK3];100)) - (INT([DailyData.CJ3]/100)*60 + MOD([DailyData.CJ3];100))" office:value-type="float" office:value="134" calcext:value-type="float">
            <text:p>134</text:p>
          </table:table-cell>
          <table:table-cell table:number-columns-repeated="2"/>
          <table:table-cell table:style-name="ce19"/>
          <table:table-cell table:style-name="ce19" table:formula="of:=IFERROR(COM.MICROSOFT.IFS([DailyData.CO3]=2; 1; [DailyData.CO3]=6; 2; [DailyData.CO3]=14; 3; [DailyData.CO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3]/100)*60 + MOD([DailyData.CR3];100)) - (INT([DailyData.CQ3]/100)*60 + MOD([DailyData.CQ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3]=2; 1; [DailyData.CV3]=6; 2; [DailyData.CV3]=14; 3; [DailyData.CV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3]/100)*60 + MOD([DailyData.CY3];100)) - (INT([DailyData.CX3]/100)*60 + MOD([DailyData.CX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3]=2; 1; [DailyData.DC3]=6; 2; [DailyData.DC3]=14; 3; [DailyData.DC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3]/100)*60 + MOD([DailyData.DF3];100)) - (INT([DailyData.DE3]/100)*60 + MOD([DailyData.DE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3]=2; 1; [DailyData.DJ3]=6; 2; [DailyData.DJ3]=14; 3; [DailyData.DJ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3]/100)*60 + MOD([DailyData.DM3];100)) - (INT([DailyData.DL3]/100)*60 + MOD([DailyData.DL3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4]=2; 1; [DailyData.CA4]=6; 2; [DailyData.CA4]=14; 3; [DailyData.CA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4]=2; 1; [DailyData.CH4]=6; 2; [DailyData.CH4]=14; 3; [DailyData.CH4]=25; 3); 0)" office:value-type="float" office:value="1" calcext:value-type="float">
            <text:p>1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808" calcext:value-type="float">
            <text:p>1808</text:p>
          </table:table-cell>
          <table:table-cell table:style-name="ce19" table:formula="of:=(INT([DailyData.CK4]/100)*60 + MOD([DailyData.CK4];100)) - (INT([DailyData.CJ4]/100)*60 + MOD([DailyData.CJ4];100))" office:value-type="float" office:value="240" calcext:value-type="float">
            <text:p>240</text:p>
          </table:table-cell>
          <table:table-cell table:number-columns-repeated="2"/>
          <table:table-cell table:style-name="ce19"/>
          <table:table-cell table:style-name="ce19" table:formula="of:=IFERROR(COM.MICROSOFT.IFS([DailyData.CO4]=2; 1; [DailyData.CO4]=6; 2; [DailyData.CO4]=14; 3; [DailyData.CO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4]/100)*60 + MOD([DailyData.CR4];100)) - (INT([DailyData.CQ4]/100)*60 + MOD([DailyData.CQ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4]=2; 1; [DailyData.CV4]=6; 2; [DailyData.CV4]=14; 3; [DailyData.CV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4]/100)*60 + MOD([DailyData.CY4];100)) - (INT([DailyData.CX4]/100)*60 + MOD([DailyData.CX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4]=2; 1; [DailyData.DC4]=6; 2; [DailyData.DC4]=14; 3; [DailyData.DC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4]/100)*60 + MOD([DailyData.DF4];100)) - (INT([DailyData.DE4]/100)*60 + MOD([DailyData.DE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4]=2; 1; [DailyData.DJ4]=6; 2; [DailyData.DJ4]=14; 3; [DailyData.DJ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4]/100)*60 + MOD([DailyData.DM4];100)) - (INT([DailyData.DL4]/100)*60 + MOD([DailyData.DL4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5]=2; 1; [DailyData.CA5]=6; 2; [DailyData.CA5]=14; 3; [DailyData.CA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5]/100)*60 + MOD([DailyData.CD5];100)) - (INT([DailyData.CC5]/100)*60 + MOD([DailyData.CC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5]=2; 1; [DailyData.CH5]=6; 2; [DailyData.CH5]=14; 3; [DailyData.CH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5]/100)*60 + MOD([DailyData.CK5];100)) - (INT([DailyData.CJ5]/100)*60 + MOD([DailyData.CJ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4])" office:value-type="float" office:value="0" calcext:value-type="float">
            <text:p>0</text:p>
          </table:table-cell>
          <table:table-cell table:style-name="ce17" table:formula="of:=SUM([.CP3:.CP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S3:.CS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4])" office:value-type="float" office:value="0" calcext:value-type="float">
            <text:p>0</text:p>
          </table:table-cell>
          <table:table-cell table:style-name="ce17" table:formula="of:=SUM([.CW3:.CW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Z3:.CZ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C3:.DC4])" office:value-type="float" office:value="0" calcext:value-type="float">
            <text:p>0</text:p>
          </table:table-cell>
          <table:table-cell table:style-name="ce17" table:formula="of:=SUM([.DD3:.DD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G3:.DG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J3:.DJ4])" office:value-type="float" office:value="0" calcext:value-type="float">
            <text:p>0</text:p>
          </table:table-cell>
          <table:table-cell table:style-name="ce17" table:formula="of:=SUM([.DK3:.DK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N3:.DN4]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6]=2; 1; [DailyData.CA6]=6; 2; [DailyData.CA6]=14; 3; [DailyData.CA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6]/100)*60 + MOD([DailyData.CD6];100)) - (INT([DailyData.CC6]/100)*60 + MOD([DailyData.CC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6]=2; 1; [DailyData.CH6]=6; 2; [DailyData.CH6]=14; 3; [DailyData.CH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6]/100)*60 + MOD([DailyData.CK6];100)) - (INT([DailyData.CJ6]/100)*60 + MOD([DailyData.CJ6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7]=2; 1; [DailyData.CA7]=6; 2; [DailyData.CA7]=14; 3; [DailyData.CA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7]/100)*60 + MOD([DailyData.CD7];100)) - (INT([DailyData.CC7]/100)*60 + MOD([DailyData.CC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7]=2; 1; [DailyData.CH7]=6; 2; [DailyData.CH7]=14; 3; [DailyData.CH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7]/100)*60 + MOD([DailyData.CK7];100)) - (INT([DailyData.CJ7]/100)*60 + MOD([DailyData.CJ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5]/60)&amp;&quot; hrs  &quot;&amp;INT(MOD([.CS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5]/60)&amp;&quot; hrs  &quot;&amp;INT(MOD([.CZ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G5]/60)&amp;&quot; hrs  &quot;&amp;INT(MOD([.DG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N5]/60)&amp;&quot; hrs  &quot;&amp;INT(MOD([.DN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8]=2; 1; [DailyData.CA8]=6; 2; [DailyData.CA8]=14; 3; [DailyData.CA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8]/100)*60 + MOD([DailyData.CD8];100)) - (INT([DailyData.CC8]/100)*60 + MOD([DailyData.CC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8]=2; 1; [DailyData.CH8]=6; 2; [DailyData.CH8]=14; 3; [DailyData.CH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8]/100)*60 + MOD([DailyData.CK8];100)) - (INT([DailyData.CJ8]/100)*60 + MOD([DailyData.CJ8];100))" office:value-type="float" office:value="0" calcext:value-type="float">
            <text:p>0</text:p>
          </table:table-cell>
          <table:table-cell table:number-columns-repeated="2"/>
          <table:table-cell table:style-name="ce19" table:formula="of:=[.CS5]/[.CP5]" office:value-type="string" office:string-value="" calcext:value-type="error">
            <text:p>#DIV/0!</text:p>
          </table:table-cell>
          <table:table-cell table:style-name="ce19" table:formula="of:=[.CO5]/[.CP5]" office:value-type="string" office:string-value="" calcext:value-type="error">
            <text:p>#DIV/0!</text:p>
          </table:table-cell>
          <table:table-cell table:style-name="ce19" table:formula="of:=[.CS5]/[.CO5]" office:value-type="string" office:string-value="" calcext:value-type="error">
            <text:p>#DIV/0!</text:p>
          </table:table-cell>
          <table:table-cell table:style-name="ce19" table:formula="of:=[.CO5]/[.CS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Z5]/[.CW5]" office:value-type="string" office:string-value="" calcext:value-type="error">
            <text:p>#DIV/0!</text:p>
          </table:table-cell>
          <table:table-cell table:style-name="ce19" table:formula="of:=[.CV5]/[.CW5]" office:value-type="string" office:string-value="" calcext:value-type="error">
            <text:p>#DIV/0!</text:p>
          </table:table-cell>
          <table:table-cell table:style-name="ce19" table:formula="of:=[.CZ5]/[.CV5]" office:value-type="string" office:string-value="" calcext:value-type="error">
            <text:p>#DIV/0!</text:p>
          </table:table-cell>
          <table:table-cell table:style-name="ce19" table:formula="of:=[.CV5]/[.CZ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G5]/[.DD5]" office:value-type="string" office:string-value="" calcext:value-type="error">
            <text:p>#DIV/0!</text:p>
          </table:table-cell>
          <table:table-cell table:style-name="ce19" table:formula="of:=[.DC5]/[.DD5]" office:value-type="string" office:string-value="" calcext:value-type="error">
            <text:p>#DIV/0!</text:p>
          </table:table-cell>
          <table:table-cell table:style-name="ce19" table:formula="of:=[.DG5]/[.DC5]" office:value-type="string" office:string-value="" calcext:value-type="error">
            <text:p>#DIV/0!</text:p>
          </table:table-cell>
          <table:table-cell table:style-name="ce19" table:formula="of:=[.DC5]/[.DG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N5]/[.DK5]" office:value-type="string" office:string-value="" calcext:value-type="error">
            <text:p>#DIV/0!</text:p>
          </table:table-cell>
          <table:table-cell table:style-name="ce19" table:formula="of:=[.DJ5]/[.DK5]" office:value-type="string" office:string-value="" calcext:value-type="error">
            <text:p>#DIV/0!</text:p>
          </table:table-cell>
          <table:table-cell table:style-name="ce19" table:formula="of:=[.DN5]/[.DJ5]" office:value-type="string" office:string-value="" calcext:value-type="error">
            <text:p>#DIV/0!</text:p>
          </table:table-cell>
          <table:table-cell table:style-name="ce19" table:formula="of:=[.DJ5]/[.DN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9]=2; 1; [DailyData.CA9]=6; 2; [DailyData.CA9]=14; 3; [DailyData.CA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9]/100)*60 + MOD([DailyData.CD9];100)) - (INT([DailyData.CC9]/100)*60 + MOD([DailyData.CC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9]=2; 1; [DailyData.CH9]=6; 2; [DailyData.CH9]=14; 3; [DailyData.CH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9]/100)*60 + MOD([DailyData.CK9];100)) - (INT([DailyData.CJ9]/100)*60 + MOD([DailyData.CJ9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10]=2; 1; [DailyData.CA10]=6; 2; [DailyData.CA10]=14; 3; [DailyData.CA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10]/100)*60 + MOD([DailyData.CD10];100)) - (INT([DailyData.CC10]/100)*60 + MOD([DailyData.CC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0]=2; 1; [DailyData.CH10]=6; 2; [DailyData.CH10]=14; 3; [DailyData.CH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0]/100)*60 + MOD([DailyData.CK10];100)) - (INT([DailyData.CJ10]/100)*60 + MOD([DailyData.CJ10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10])" office:value-type="float" office:value="16" calcext:value-type="float">
            <text:p>16</text:p>
          </table:table-cell>
          <table:table-cell table:style-name="ce17" table:formula="of:=SUM([.CB3:.CB10])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SUM([.CE3:.CE10]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1]=2; 1; [DailyData.CH11]=6; 2; [DailyData.CH11]=14; 3; [DailyData.CH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1]/100)*60 + MOD([DailyData.CK11];100)) - (INT([DailyData.CJ11]/100)*60 + MOD([DailyData.CJ11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CO3:.CO4])" office:value-type="float" office:value="2" calcext:value-type="float">
            <text:p>2</text:p>
          </table:table-cell>
          <table:table-cell table:style-name="ce18" table:formula="of:=[.CO5]/[.CO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V3:.CV4])" office:value-type="float" office:value="2" calcext:value-type="float">
            <text:p>2</text:p>
          </table:table-cell>
          <table:table-cell table:style-name="ce18" table:formula="of:=[.CV5]/[.CV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C3:.DC4])" office:value-type="float" office:value="2" calcext:value-type="float">
            <text:p>2</text:p>
          </table:table-cell>
          <table:table-cell table:style-name="ce18" table:formula="of:=[.DC5]/[.DC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J3:.DJ4])" office:value-type="float" office:value="2" calcext:value-type="float">
            <text:p>2</text:p>
          </table:table-cell>
          <table:table-cell table:style-name="ce18" table:formula="of:=[.DJ5]/[.DJ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2]=2; 1; [DailyData.CH12]=6; 2; [DailyData.CH12]=14; 3; [DailyData.CH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2]/100)*60 + MOD([DailyData.CK12];100)) - (INT([DailyData.CJ12]/100)*60 + MOD([DailyData.CJ12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11]/60)&amp;&quot; hrs  &quot;&amp;INT(MOD([.CE11];60))&amp;&quot; mins&quot;" office:value-type="string" office:string-value="1 hrs  36 mins" calcext:value-type="string">
            <text:p>1 hrs <text:s/>36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3]=2; 1; [DailyData.CH13]=6; 2; [DailyData.CH13]=14; 3; [DailyData.CH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3]/100)*60 + MOD([DailyData.CK13];100)) - (INT([DailyData.CJ13]/100)*60 + MOD([DailyData.CJ13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11]/[.CB11]" office:value-type="float" office:value="12" calcext:value-type="float">
            <text:p>12</text:p>
          </table:table-cell>
          <table:table-cell table:style-name="ce19" table:formula="of:=[.CA11]/[.CB11]" office:value-type="float" office:value="2" calcext:value-type="float">
            <text:p>2</text:p>
          </table:table-cell>
          <table:table-cell table:style-name="ce19" table:formula="of:=[.CE11]/[.CA11]" office:value-type="float" office:value="6" calcext:value-type="float">
            <text:p>6</text:p>
          </table:table-cell>
          <table:table-cell table:style-name="ce19" table:formula="of:=[.CA11]/[.CE11]" office:value-type="float" office:value="0.166666666666667" calcext:value-type="float">
            <text:p>0.166666666666667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4]=2; 1; [DailyData.CH14]=6; 2; [DailyData.CH14]=14; 3; [DailyData.CH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4]/100)*60 + MOD([DailyData.CK14];100)) - (INT([DailyData.CJ14]/100)*60 + MOD([DailyData.CJ14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15]=2; 1; [DailyData.CH15]=6; 2; [DailyData.CH15]=14; 3; [DailyData.CH1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15]/100)*60 + MOD([DailyData.CK15];100)) - (INT([DailyData.CJ15]/100)*60 + MOD([DailyData.CJ15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6]=2; 1; [DailyData.CH16]=6; 2; [DailyData.CH16]=14; 3; [DailyData.CH1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6]/100)*60 + MOD([DailyData.CK16];100)) - (INT([DailyData.CJ16]/100)*60 + MOD([DailyData.CJ16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CA$3:.$CA$10])" office:value-type="float" office:value="8" calcext:value-type="float">
            <text:p>8</text:p>
          </table:table-cell>
          <table:table-cell table:style-name="ce18" table:formula="of:=[.CA11]/[.CA17]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7]=2; 1; [DailyData.CH17]=6; 2; [DailyData.CH17]=14; 3; [DailyData.CH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7]/100)*60 + MOD([DailyData.CK17];100)) - (INT([DailyData.CJ17]/100)*60 + MOD([DailyData.CJ17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8]=2; 1; [DailyData.CH18]=6; 2; [DailyData.CH18]=14; 3; [DailyData.CH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8]/100)*60 + MOD([DailyData.CK18];100)) - (INT([DailyData.CJ18]/100)*60 + MOD([DailyData.CJ18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9]=2; 1; [DailyData.CH19]=6; 2; [DailyData.CH19]=14; 3; [DailyData.CH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9]/100)*60 + MOD([DailyData.CK19];100)) - (INT([DailyData.CJ19]/100)*60 + MOD([DailyData.CJ19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0]=2; 1; [DailyData.CH20]=6; 2; [DailyData.CH20]=14; 3; [DailyData.CH2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0]/100)*60 + MOD([DailyData.CK20];100)) - (INT([DailyData.CJ20]/100)*60 + MOD([DailyData.CJ20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1]=2; 1; [DailyData.CH21]=6; 2; [DailyData.CH21]=14; 3; [DailyData.CH2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1]/100)*60 + MOD([DailyData.CK21];100)) - (INT([DailyData.CJ21]/100)*60 + MOD([DailyData.CJ21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22]=2; 1; [DailyData.CH22]=6; 2; [DailyData.CH22]=14; 3; [DailyData.CH2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22]/100)*60 + MOD([DailyData.CK22];100)) - (INT([DailyData.CJ22]/100)*60 + MOD([DailyData.CJ22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8"/>
          <table:table-cell table:style-name="ce4" office:value-type="string" calcext:value-type="string">
            <text:p>Totals</text:p>
          </table:table-cell>
          <table:table-cell table:style-name="ce17" table:formula="of:=SUM([.CH3:.CH22])" office:value-type="float" office:value="129" calcext:value-type="float">
            <text:p>129</text:p>
          </table:table-cell>
          <table:table-cell table:style-name="ce17" table:formula="of:=SUM([.CI3:.CI22])" office:value-type="float" office:value="31" calcext:value-type="float">
            <text:p>31</text:p>
          </table:table-cell>
          <table:table-cell table:style-name="ce17" table:number-columns-repeated="2"/>
          <table:table-cell table:style-name="ce17" table:formula="of:=SUM([.CL3:.CL22])" office:value-type="float" office:value="374" calcext:value-type="float">
            <text:p>374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9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23]/60)&amp;&quot; hrs  &quot;&amp;INT(MOD([.CL23];60))&amp;&quot; mins&quot;" office:value-type="string" office:string-value="6 hrs  14 mins" calcext:value-type="string">
            <text:p>6 hrs <text:s/>14 mins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table:formula="of:=[.CL23]/[.CI23]" office:value-type="float" office:value="12.0645161290323" calcext:value-type="float">
            <text:p>12.0645161290323</text:p>
          </table:table-cell>
          <table:table-cell table:style-name="ce19" table:formula="of:=[.CH23]/[.CI23]" office:value-type="float" office:value="4.16129032258065" calcext:value-type="float">
            <text:p>4.16129032258065</text:p>
          </table:table-cell>
          <table:table-cell table:style-name="ce19" table:formula="of:=[.CL23]/[.CH23]" office:value-type="float" office:value="2.89922480620155" calcext:value-type="float">
            <text:p>2.89922480620155</text:p>
          </table:table-cell>
          <table:table-cell table:style-name="ce19" table:formula="of:=[.CH23]/[.CL23]" office:value-type="float" office:value="0.344919786096257" calcext:value-type="float">
            <text:p>0.344919786096257</text:p>
          </table:table-cell>
          <table:table-cell table:style-name="ce19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7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number-columns-repeated="5"/>
          <table:table-cell table:number-columns-repeated="79"/>
          <table:table-cell table:style-name="ce18" table:formula="of:=ROWS([$DailyData.CH3:.CH22])" office:value-type="float" office:value="20" calcext:value-type="float">
            <text:p>20</text:p>
          </table:table-cell>
          <table:table-cell table:style-name="ce18" table:formula="of:=[.CH23]/[.CH29]" office:value-type="float" office:value="6.45" calcext:value-type="float">
            <text:p>6.45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112"/>
          <table:table-cell table:style-name="Default" table:number-columns-repeated="16266"/>
        </table:table-row>
        <table:table-row table:style-name="ro1" table:number-rows-repeated="1048544">
          <table:table-cell table:number-columns-repeated="118"/>
          <table:table-cell table:style-name="Default" table:number-columns-repeated="16266"/>
        </table:table-row>
        <table:table-row table:style-name="ro1">
          <table:table-cell table:number-columns-repeated="118"/>
          <table:table-cell table:style-name="Default" table:number-columns-repeated="16266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DJ2:DailyData.DN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23:52:19.91086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22T23:54:30.936487500</dc:date>
    <meta:generator>LibreOffice/25.8.3.2$Windows_X86_64 LibreOffice_project/8ca8d55c161d602844f5428fa4b58097424e324e</meta:generator>
    <meta:editing-duration>PT13H15M53S</meta:editing-duration>
    <meta:editing-cycles>111</meta:editing-cycles>
    <meta:document-statistic meta:table-count="2" meta:cell-count="948" meta:object-count="0"/>
    <meta:user-defined meta:name="AppVersion">16.0300</meta:user-defined>
  </office:meta>
</office:document-meta>
</file>